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James Harden <text:s text:c="12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1.60396470690801" calcext:value-type="float">
            <text:p>1.60396470690801</text:p>
          </table:table-cell>
          <table:table-cell office:value-type="float" office:value="38.07" calcext:value-type="float">
            <text:p>38.07</text:p>
          </table:table-cell>
          <table:table-cell office:value-type="float" office:value="12400" calcext:value-type="float">
            <text:p>12400</text:p>
          </table:table-cell>
          <table:table-cell table:formula="of:=[.D2]*10000/[.F2]" office:value-type="float" office:value="1.29351992492582" calcext:value-type="float">
            <text:p>1.29351992492582</text:p>
          </table:table-cell>
          <table:table-cell table:formula="of:=[.D2]*[.E2]" office:value-type="float" office:value="61.0629363919881" calcext:value-type="float">
            <text:p>61.0629363919881</text:p>
          </table:table-cell>
          <table:table-cell table:formula="of:=[.H2]*1.5" office:value-type="float" office:value="91.5944045879821" calcext:value-type="float">
            <text:p>91.5944045879821</text:p>
          </table:table-cell>
          <table:table-cell table:formula="of:=1000*[.H2]/[.F2]" office:value-type="float" office:value="4.92443035419259" calcext:value-type="float">
            <text:p>4.92443035419259</text:p>
          </table:table-cell>
          <table:table-cell table:formula="of:=TRIM([.C2])" office:value-type="string" office:string-value="HOU" calcext:value-type="string">
            <text:p>HOU</text:p>
          </table:table-cell>
          <table:table-cell table:number-columns-repeated="3"/>
          <table:table-cell office:value-type="string" calcext:value-type="string">
            <text:p>DAL</text:p>
          </table:table-cell>
          <table:table-cell table:formula="of:=SUMIF([.C2:.C30];[.O2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Russell Westbrook <text:s text:c="7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1.36579712199708" calcext:value-type="float">
            <text:p>1.36579712199708</text:p>
          </table:table-cell>
          <table:table-cell office:value-type="float" office:value="35.6" calcext:value-type="float">
            <text:p>35.6</text:p>
          </table:table-cell>
          <table:table-cell office:value-type="float" office:value="10000" calcext:value-type="float">
            <text:p>10000</text:p>
          </table:table-cell>
          <table:table-cell table:formula="of:=[.D3]*10000/[.F3]" office:value-type="float" office:value="1.36579712199708" calcext:value-type="float">
            <text:p>1.36579712199708</text:p>
          </table:table-cell>
          <table:table-cell table:formula="of:=[.D3]*[.E3]" office:value-type="float" office:value="48.6223775430961" calcext:value-type="float">
            <text:p>48.6223775430961</text:p>
          </table:table-cell>
          <table:table-cell table:formula="of:=[.H3]*1.5" office:value-type="float" office:value="72.9335663146441" calcext:value-type="float">
            <text:p>72.9335663146441</text:p>
          </table:table-cell>
          <table:table-cell table:formula="of:=1000*[.H3]/[.F3]" office:value-type="float" office:value="4.86223775430961" calcext:value-type="float">
            <text:p>4.86223775430961</text:p>
          </table:table-cell>
          <table:table-cell table:formula="of:=TRIM([.C3])" office:value-type="string" office:string-value="HOU" calcext:value-type="string">
            <text:p>HOU</text:p>
          </table:table-cell>
          <table:table-cell table:number-columns-repeated="3"/>
          <table:table-cell office:value-type="string" calcext:value-type="string">
            <text:p>LAC</text:p>
          </table:table-cell>
          <table:table-cell table:formula="of:=SUMIF([.C2:.C30];[.O3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Robert Covington <text:s text:c="8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949300736677555" calcext:value-type="float">
            <text:p>0.949300736677555</text:p>
          </table:table-cell>
          <table:table-cell office:value-type="float" office:value="36.33" calcext:value-type="float">
            <text:p>36.33</text:p>
          </table:table-cell>
          <table:table-cell office:value-type="float" office:value="7400" calcext:value-type="float">
            <text:p>7400</text:p>
          </table:table-cell>
          <table:table-cell table:formula="of:=[.D4]*10000/[.F4]" office:value-type="float" office:value="1.28283883334805" calcext:value-type="float">
            <text:p>1.28283883334805</text:p>
          </table:table-cell>
          <table:table-cell table:formula="of:=[.D4]*[.E4]" office:value-type="float" office:value="34.4880957634956" calcext:value-type="float">
            <text:p>34.4880957634956</text:p>
          </table:table-cell>
          <table:table-cell table:formula="of:=[.H4]*1.5" office:value-type="float" office:value="51.7321436452433" calcext:value-type="float">
            <text:p>51.7321436452433</text:p>
          </table:table-cell>
          <table:table-cell table:formula="of:=1000*[.H4]/[.F4]" office:value-type="float" office:value="4.66055348155345" calcext:value-type="float">
            <text:p>4.66055348155345</text:p>
          </table:table-cell>
          <table:table-cell table:formula="of:=TRIM([.C4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Jeff Green <text:s text:c="14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864001499965413" calcext:value-type="float">
            <text:p>0.864001499965413</text:p>
          </table:table-cell>
          <table:table-cell office:value-type="float" office:value="35.12" calcext:value-type="float">
            <text:p>35.12</text:p>
          </table:table-cell>
          <table:table-cell office:value-type="float" office:value="4600" calcext:value-type="float">
            <text:p>4600</text:p>
          </table:table-cell>
          <table:table-cell table:formula="of:=[.D5]*10000/[.F5]" office:value-type="float" office:value="1.87826413035959" calcext:value-type="float">
            <text:p>1.87826413035959</text:p>
          </table:table-cell>
          <table:table-cell table:formula="of:=[.D5]*[.E5]" office:value-type="float" office:value="30.3437326787853" calcext:value-type="float">
            <text:p>30.3437326787853</text:p>
          </table:table-cell>
          <table:table-cell table:formula="of:=[.H5]*1.5" office:value-type="float" office:value="45.515599018178" calcext:value-type="float">
            <text:p>45.515599018178</text:p>
          </table:table-cell>
          <table:table-cell table:formula="of:=1000*[.H5]/[.F5]" office:value-type="float" office:value="6.5964636258229" calcext:value-type="float">
            <text:p>6.5964636258229</text:p>
          </table:table-cell>
          <table:table-cell table:formula="of:=TRIM([.C5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Eric Gordon <text:s text:c="13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795149693303714" calcext:value-type="float">
            <text:p>0.795149693303714</text:p>
          </table:table-cell>
          <table:table-cell office:value-type="float" office:value="36.12" calcext:value-type="float">
            <text:p>36.12</text:p>
          </table:table-cell>
          <table:table-cell office:value-type="float" office:value="6800" calcext:value-type="float">
            <text:p>6800</text:p>
          </table:table-cell>
          <table:table-cell table:formula="of:=[.D6]*10000/[.F6]" office:value-type="float" office:value="1.16933778427017" calcext:value-type="float">
            <text:p>1.16933778427017</text:p>
          </table:table-cell>
          <table:table-cell table:style-name="ce2" table:formula="of:=[.D6]*[.E6]" office:value-type="float" office:value="28.7208069221302" calcext:value-type="float">
            <text:p>28.7208069221302</text:p>
          </table:table-cell>
          <table:table-cell table:formula="of:=[.H6]*1.5" office:value-type="float" office:value="43.0812103831952" calcext:value-type="float">
            <text:p>43.0812103831952</text:p>
          </table:table-cell>
          <table:table-cell table:formula="of:=1000*[.H6]/[.F6]" office:value-type="float" office:value="4.22364807678385" calcext:value-type="float">
            <text:p>4.22364807678385</text:p>
          </table:table-cell>
          <table:table-cell table:formula="of:=TRIM([.C6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Ben McLemore <text:s text:c="12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684658702899883" calcext:value-type="float">
            <text:p>0.684658702899883</text:p>
          </table:table-cell>
          <table:table-cell office:value-type="float" office:value="10.4" calcext:value-type="float">
            <text:p>10.4</text:p>
          </table:table-cell>
          <table:table-cell office:value-type="float" office:value="1000" calcext:value-type="float">
            <text:p>1000</text:p>
          </table:table-cell>
          <table:table-cell table:formula="of:=[.D7]*10000/[.F7]" office:value-type="float" office:value="6.84658702899883" calcext:value-type="float">
            <text:p>6.84658702899883</text:p>
          </table:table-cell>
          <table:table-cell table:formula="of:=[.D7]*[.E7]" office:value-type="float" office:value="7.12045051015879" calcext:value-type="float">
            <text:p>7.12045051015879</text:p>
          </table:table-cell>
          <table:table-cell table:formula="of:=[.H7]*1.5" office:value-type="float" office:value="10.6806757652382" calcext:value-type="float">
            <text:p>10.6806757652382</text:p>
          </table:table-cell>
          <table:table-cell table:formula="of:=1000*[.H7]/[.F7]" office:value-type="float" office:value="7.12045051015879" calcext:value-type="float">
            <text:p>7.12045051015879</text:p>
          </table:table-cell>
          <table:table-cell table:formula="of:=TRIM([.C7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Austin Rivers <text:s text:c="11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649122128502762" calcext:value-type="float">
            <text:p>0.649122128502762</text:p>
          </table:table-cell>
          <table:table-cell office:value-type="float" office:value="10.57" calcext:value-type="float">
            <text:p>10.57</text:p>
          </table:table-cell>
          <table:table-cell office:value-type="float" office:value="2200" calcext:value-type="float">
            <text:p>2200</text:p>
          </table:table-cell>
          <table:table-cell table:formula="of:=[.D8]*10000/[.F8]" office:value-type="float" office:value="2.95055512955801" calcext:value-type="float">
            <text:p>2.95055512955801</text:p>
          </table:table-cell>
          <table:table-cell table:formula="of:=[.D8]*[.E8]" office:value-type="float" office:value="6.86122089827419" calcext:value-type="float">
            <text:p>6.86122089827419</text:p>
          </table:table-cell>
          <table:table-cell table:formula="of:=[.H8]*1.5" office:value-type="float" office:value="10.2918313474113" calcext:value-type="float">
            <text:p>10.2918313474113</text:p>
          </table:table-cell>
          <table:table-cell table:formula="of:=1000*[.H8]/[.F8]" office:value-type="float" office:value="3.11873677194282" calcext:value-type="float">
            <text:p>3.11873677194282</text:p>
          </table:table-cell>
          <table:table-cell table:formula="of:=TRIM([.C8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P.J. Tucker <text:s text:c="13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624460866504257" calcext:value-type="float">
            <text:p>0.624460866504257</text:p>
          </table:table-cell>
          <table:table-cell office:value-type="float" office:value="37.8" calcext:value-type="float">
            <text:p>37.8</text:p>
          </table:table-cell>
          <table:table-cell office:value-type="float" office:value="5800" calcext:value-type="float">
            <text:p>5800</text:p>
          </table:table-cell>
          <table:table-cell table:formula="of:=[.D9]*10000/[.F9]" office:value-type="float" office:value="1.07665666638665" calcext:value-type="float">
            <text:p>1.07665666638665</text:p>
          </table:table-cell>
          <table:table-cell table:formula="of:=[.D9]*[.E9]" office:value-type="float" office:value="23.6046207538609" calcext:value-type="float">
            <text:p>23.6046207538609</text:p>
          </table:table-cell>
          <table:table-cell table:formula="of:=[.H9]*1.5" office:value-type="float" office:value="35.4069311307914" calcext:value-type="float">
            <text:p>35.4069311307914</text:p>
          </table:table-cell>
          <table:table-cell table:formula="of:=1000*[.H9]/[.F9]" office:value-type="float" office:value="4.06976219894154" calcext:value-type="float">
            <text:p>4.06976219894154</text:p>
          </table:table-cell>
          <table:table-cell table:formula="of:=TRIM([.C9])" office:value-type="string" office:string-value="HOU" calcext:value-type="string">
            <text:p>HOU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LeBron James <text:s text:c="12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5526017207328" calcext:value-type="float">
            <text:p>1.5526017207328</text:p>
          </table:table-cell>
          <table:table-cell office:value-type="float" office:value="37.52" calcext:value-type="float">
            <text:p>37.52</text:p>
          </table:table-cell>
          <table:table-cell office:value-type="float" office:value="12800" calcext:value-type="float">
            <text:p>12800</text:p>
          </table:table-cell>
          <table:table-cell table:formula="of:=[.D10]*10000/[.F10]" office:value-type="float" office:value="1.2129700943225" calcext:value-type="float">
            <text:p>1.2129700943225</text:p>
          </table:table-cell>
          <table:table-cell table:formula="of:=[.D10]*[.E10]" office:value-type="float" office:value="58.2536165618948" calcext:value-type="float">
            <text:p>58.2536165618948</text:p>
          </table:table-cell>
          <table:table-cell table:formula="of:=[.H10]*1.5" office:value-type="float" office:value="87.3804248428421" calcext:value-type="float">
            <text:p>87.3804248428421</text:p>
          </table:table-cell>
          <table:table-cell table:formula="of:=1000*[.H10]/[.F10]" office:value-type="float" office:value="4.55106379389803" calcext:value-type="float">
            <text:p>4.55106379389803</text:p>
          </table:table-cell>
          <table:table-cell table:formula="of:=TRIM([.C10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Anthony Davis <text:s text:c="11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45783932656044" calcext:value-type="float">
            <text:p>1.45783932656044</text:p>
          </table:table-cell>
          <table:table-cell office:value-type="float" office:value="38.73" calcext:value-type="float">
            <text:p>38.73</text:p>
          </table:table-cell>
          <table:table-cell office:value-type="float" office:value="11600" calcext:value-type="float">
            <text:p>11600</text:p>
          </table:table-cell>
          <table:table-cell table:formula="of:=[.D11]*10000/[.F11]" office:value-type="float" office:value="1.25675804013831" calcext:value-type="float">
            <text:p>1.25675804013831</text:p>
          </table:table-cell>
          <table:table-cell table:style-name="ce2" table:formula="of:=[.D11]*[.E11]" office:value-type="float" office:value="56.4621171176859" calcext:value-type="float">
            <text:p>56.4621171176859</text:p>
          </table:table-cell>
          <table:table-cell table:formula="of:=[.H11]*1.5" office:value-type="float" office:value="84.6931756765289" calcext:value-type="float">
            <text:p>84.6931756765289</text:p>
          </table:table-cell>
          <table:table-cell table:formula="of:=1000*[.H11]/[.F11]" office:value-type="float" office:value="4.86742388945568" calcext:value-type="float">
            <text:p>4.86742388945568</text:p>
          </table:table-cell>
          <table:table-cell table:formula="of:=TRIM([.C11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JaVale McGee <text:s text:c="12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5783286342214" calcext:value-type="float">
            <text:p>1.05783286342214</text:p>
          </table:table-cell>
          <table:table-cell office:value-type="float" office:value="6.62" calcext:value-type="float">
            <text:p>6.62</text:p>
          </table:table-cell>
          <table:table-cell office:value-type="float" office:value="2400" calcext:value-type="float">
            <text:p>2400</text:p>
          </table:table-cell>
          <table:table-cell table:formula="of:=[.D12]*10000/[.F12]" office:value-type="float" office:value="4.40763693092557" calcext:value-type="float">
            <text:p>4.40763693092557</text:p>
          </table:table-cell>
          <table:table-cell table:style-name="ce2" table:formula="of:=[.D12]*[.E12]" office:value-type="float" office:value="7.00285355585455" calcext:value-type="float">
            <text:p>7.00285355585455</text:p>
          </table:table-cell>
          <table:table-cell table:formula="of:=[.H12]*1.5" office:value-type="float" office:value="10.5042803337818" calcext:value-type="float">
            <text:p>10.5042803337818</text:p>
          </table:table-cell>
          <table:table-cell table:formula="of:=1000*[.H12]/[.F12]" office:value-type="float" office:value="2.91785564827273" calcext:value-type="float">
            <text:p>2.91785564827273</text:p>
          </table:table-cell>
          <table:table-cell table:formula="of:=TRIM([.C12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Rajon Rondo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939288586732947" calcext:value-type="float">
            <text:p>0.939288586732947</text:p>
          </table:table-cell>
          <table:table-cell office:value-type="float" office:value="30.12" calcext:value-type="float">
            <text:p>30.12</text:p>
          </table:table-cell>
          <table:table-cell office:value-type="float" office:value="5200" calcext:value-type="float">
            <text:p>5200</text:p>
          </table:table-cell>
          <table:table-cell table:formula="of:=[.D13]*10000/[.F13]" office:value-type="float" office:value="1.80632420525567" calcext:value-type="float">
            <text:p>1.80632420525567</text:p>
          </table:table-cell>
          <table:table-cell table:style-name="ce2" table:formula="of:=[.D13]*[.E13]" office:value-type="float" office:value="28.2913722323964" calcext:value-type="float">
            <text:p>28.2913722323964</text:p>
          </table:table-cell>
          <table:table-cell table:formula="of:=[.H13]*1.5" office:value-type="float" office:value="42.4370583485946" calcext:value-type="float">
            <text:p>42.4370583485946</text:p>
          </table:table-cell>
          <table:table-cell table:formula="of:=1000*[.H13]/[.F13]" office:value-type="float" office:value="5.44064850623007" calcext:value-type="float">
            <text:p>5.44064850623007</text:p>
          </table:table-cell>
          <table:table-cell table:formula="of:=TRIM([.C13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Kyle Kuzma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860856347387211" calcext:value-type="float">
            <text:p>0.860856347387211</text:p>
          </table:table-cell>
          <table:table-cell office:value-type="float" office:value="24.38" calcext:value-type="float">
            <text:p>24.38</text:p>
          </table:table-cell>
          <table:table-cell office:value-type="float" office:value="5400" calcext:value-type="float">
            <text:p>5400</text:p>
          </table:table-cell>
          <table:table-cell table:formula="of:=[.D14]*10000/[.F14]" office:value-type="float" office:value="1.59417842108743" calcext:value-type="float">
            <text:p>1.59417842108743</text:p>
          </table:table-cell>
          <table:table-cell table:formula="of:=[.D14]*[.E14]" office:value-type="float" office:value="20.9876777493002" calcext:value-type="float">
            <text:p>20.9876777493002</text:p>
          </table:table-cell>
          <table:table-cell table:formula="of:=[.H14]*1.5" office:value-type="float" office:value="31.4815166239503" calcext:value-type="float">
            <text:p>31.4815166239503</text:p>
          </table:table-cell>
          <table:table-cell table:formula="of:=1000*[.H14]/[.F14]" office:value-type="float" office:value="3.88660699061115" calcext:value-type="float">
            <text:p>3.88660699061115</text:p>
          </table:table-cell>
          <table:table-cell table:formula="of:=TRIM([.C14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Markieff Morris <text:s text:c="9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314276308645" calcext:value-type="float">
            <text:p>0.7314276308645</text:p>
          </table:table-cell>
          <table:table-cell office:value-type="float" office:value="23.35" calcext:value-type="float">
            <text:p>23.35</text:p>
          </table:table-cell>
          <table:table-cell office:value-type="float" office:value="3200" calcext:value-type="float">
            <text:p>3200</text:p>
          </table:table-cell>
          <table:table-cell table:formula="of:=[.D15]*10000/[.F15]" office:value-type="float" office:value="2.28571134645156" calcext:value-type="float">
            <text:p>2.28571134645156</text:p>
          </table:table-cell>
          <table:table-cell table:formula="of:=[.D15]*[.E15]" office:value-type="float" office:value="17.0788351806861" calcext:value-type="float">
            <text:p>17.0788351806861</text:p>
          </table:table-cell>
          <table:table-cell table:formula="of:=[.H15]*1.5" office:value-type="float" office:value="25.6182527710291" calcext:value-type="float">
            <text:p>25.6182527710291</text:p>
          </table:table-cell>
          <table:table-cell table:formula="of:=1000*[.H15]/[.F15]" office:value-type="float" office:value="5.3371359939644" calcext:value-type="float">
            <text:p>5.3371359939644</text:p>
          </table:table-cell>
          <table:table-cell table:formula="of:=TRIM([.C15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Alex Caruso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8808089972355" calcext:value-type="float">
            <text:p>0.718808089972355</text:p>
          </table:table-cell>
          <table:table-cell office:value-type="float" office:value="24.8" calcext:value-type="float">
            <text:p>24.8</text:p>
          </table:table-cell>
          <table:table-cell office:value-type="float" office:value="4000" calcext:value-type="float">
            <text:p>4000</text:p>
          </table:table-cell>
          <table:table-cell table:formula="of:=[.D16]*10000/[.F16]" office:value-type="float" office:value="1.79702022493089" calcext:value-type="float">
            <text:p>1.79702022493089</text:p>
          </table:table-cell>
          <table:table-cell table:formula="of:=[.D16]*[.E16]" office:value-type="float" office:value="17.8264406313144" calcext:value-type="float">
            <text:p>17.8264406313144</text:p>
          </table:table-cell>
          <table:table-cell table:formula="of:=[.H16]*1.5" office:value-type="float" office:value="26.7396609469716" calcext:value-type="float">
            <text:p>26.7396609469716</text:p>
          </table:table-cell>
          <table:table-cell table:formula="of:=1000*[.H16]/[.F16]" office:value-type="float" office:value="4.4566101578286" calcext:value-type="float">
            <text:p>4.4566101578286</text:p>
          </table:table-cell>
          <table:table-cell table:formula="of:=TRIM([.C16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Danny Green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3736353495679" calcext:value-type="float">
            <text:p>0.713736353495679</text:p>
          </table:table-cell>
          <table:table-cell office:value-type="float" office:value="21.88" calcext:value-type="float">
            <text:p>21.88</text:p>
          </table:table-cell>
          <table:table-cell office:value-type="float" office:value="4800" calcext:value-type="float">
            <text:p>4800</text:p>
          </table:table-cell>
          <table:table-cell table:formula="of:=[.D17]*10000/[.F17]" office:value-type="float" office:value="1.48695073644933" calcext:value-type="float">
            <text:p>1.48695073644933</text:p>
          </table:table-cell>
          <table:table-cell table:style-name="ce2" table:formula="of:=[.D17]*[.E17]" office:value-type="float" office:value="15.6165514144854" calcext:value-type="float">
            <text:p>15.6165514144854</text:p>
          </table:table-cell>
          <table:table-cell table:formula="of:=[.H17]*1.5" office:value-type="float" office:value="23.4248271217282" calcext:value-type="float">
            <text:p>23.4248271217282</text:p>
          </table:table-cell>
          <table:table-cell table:formula="of:=1000*[.H17]/[.F17]" office:value-type="float" office:value="3.25344821135113" calcext:value-type="float">
            <text:p>3.25344821135113</text:p>
          </table:table-cell>
          <table:table-cell table:formula="of:=TRIM([.C17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Kentavious Caldwell-Pope 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641841942199946" calcext:value-type="float">
            <text:p>0.641841942199946</text:p>
          </table:table-cell>
          <table:table-cell office:value-type="float" office:value="29.5" calcext:value-type="float">
            <text:p>29.5</text:p>
          </table:table-cell>
          <table:table-cell office:value-type="float" office:value="3600" calcext:value-type="float">
            <text:p>3600</text:p>
          </table:table-cell>
          <table:table-cell table:formula="of:=[.D18]*10000/[.F18]" office:value-type="float" office:value="1.78289428388874" calcext:value-type="float">
            <text:p>1.78289428388874</text:p>
          </table:table-cell>
          <table:table-cell table:formula="of:=[.D18]*[.E18]" office:value-type="float" office:value="18.9343372948984" calcext:value-type="float">
            <text:p>18.9343372948984</text:p>
          </table:table-cell>
          <table:table-cell table:formula="of:=[.H18]*1.5" office:value-type="float" office:value="28.4015059423476" calcext:value-type="float">
            <text:p>28.4015059423476</text:p>
          </table:table-cell>
          <table:table-cell table:formula="of:=1000*[.H18]/[.F18]" office:value-type="float" office:value="5.25953813747178" calcext:value-type="float">
            <text:p>5.25953813747178</text:p>
          </table:table-cell>
          <table:table-cell table:formula="of:=TRIM([.C18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string" calcext:value-type="string">
            <text:p><text:s/>J.R. Smith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242328655853734" calcext:value-type="float">
            <text:p>0.242328655853734</text:p>
          </table:table-cell>
          <table:table-cell office:value-type="float" office:value="3.1" calcext:value-type="float">
            <text:p>3.1</text:p>
          </table:table-cell>
          <table:table-cell office:value-type="float" office:value="2000" calcext:value-type="float">
            <text:p>2000</text:p>
          </table:table-cell>
          <table:table-cell table:formula="of:=[.D19]*10000/[.F19]" office:value-type="float" office:value="1.21164327926867" calcext:value-type="float">
            <text:p>1.21164327926867</text:p>
          </table:table-cell>
          <table:table-cell table:formula="of:=[.D19]*[.E19]" office:value-type="float" office:value="0.751218833146574" calcext:value-type="float">
            <text:p>0.751218833146574</text:p>
          </table:table-cell>
          <table:table-cell table:formula="of:=[.H19]*1.5" office:value-type="float" office:value="1.12682824971986" calcext:value-type="float">
            <text:p>1.12682824971986</text:p>
          </table:table-cell>
          <table:table-cell table:formula="of:=1000*[.H19]/[.F19]" office:value-type="float" office:value="0.375609416573287" calcext:value-type="float">
            <text:p>0.375609416573287</text:p>
          </table:table-cell>
          <table:table-cell table:formula="of:=TRIM([.C19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19">
          <table:sort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7:31:24.80342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9-10T21:23:14.331973211</dc:date>
    <meta:editing-duration>P1DT3H47M30S</meta:editing-duration>
    <meta:editing-cycles>17</meta:editing-cycles>
    <meta:generator>LibreOffice/6.3.5.2$Linux_X86_64 LibreOffice_project/30$Build-2</meta:generator>
    <meta:document-statistic meta:table-count="1" meta:cell-count="213" meta:object-count="0"/>
  </office:meta>
</office:document-meta>
</file>